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trainingIntensity (</text:p>
      <text:p text:style-name="Standard"><text:s text:c="2"/>pace_id INT AUTO_INCREMENT PRIMARY KEY,</text:p>
      <text:p text:style-name="Standard"><text:s text:c="2"/>vo2max_id INT,</text:p>
      <text:p text:style-name="Standard"><text:s text:c="2"/>easyLongRun1000m VARCHAR(5),</text:p>
      <text:p text:style-name="Standard"><text:s text:c="2"/>tempoRun400m VARCHAR(5),</text:p>
      <text:p text:style-name="Standard"><text:s text:c="2"/>tempoRun1000m VARCHAR(5),</text:p>
      <text:p text:style-name="Standard"><text:s text:c="2"/>intervalTraining400m VARCHAR(5),</text:p>
      <text:p text:style-name="Standard"><text:s text:c="2"/>intervalTraining1000m VARCHAR(5),</text:p>
      <text:p text:style-name="Standard"><text:s text:c="2"/>repetitionTraining400m VARCHAR(5),</text:p>
      <text:p text:style-name="Standard"><text:s text:c="4"/>FOREIGN KEY (vo2max_id)</text:p>
      <text:p text:style-name="Standard"><text:s text:c="4"/>REFERENCES achievedResults(vo2Max)</text:p>
      <text:p text:style-name="Standard"><text:s text:c="4"/>ON DELETE CASCADE</text:p>
      <text:p text:style-name="Standard"><text:s text:c="4"/>ON UPDATE CASCADE</text:p>
      <text:p text:style-name="Standard">);</text:p>
      <text:p text:style-name="Standard"/>
      <text:p text:style-name="Standard"/>
      <text:p text:style-name="Standard">INSERT INTO trainingIntensity (easyLongRun1000m,tempoRun400m,tempoRun1000m,intervalTraining400m,repetitionTraining400m) </text:p>
      <text:p text:style-name="Standard">VALUES ('07:37','02:33','06:24','2:22','02:16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20:38:25.498209935</meta:creation-date>
    <dc:date>2023-07-25T11:02:40.797447909</dc:date>
    <meta:editing-duration>PT17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1" meta:character-count="554" meta:non-whitespace-character-count="496"/>
  </office:meta>
</office:document-meta>
</file>